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yriad Pro Light SemiCond" svg:font-family="Myriad Pro Light SemiCond" style:font-family-generic="swiss" style:font-pitch="variable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abeçalho" style:master-page-name="MP0" style:family="paragraph">
      <style:paragraph-properties fo:break-before="page" fo:text-align="center"/>
    </style:style>
    <style:style style:name="T6" style:parent-style-name="Fonteparág.padrão" style:family="text">
      <style:text-properties fo:font-weight="bold" style:font-weight-asian="bold" fo:font-size="12.5pt" style:font-size-asian="12.5pt"/>
    </style:style>
    <style:style style:name="P7" style:parent-style-name="Cabeçalho" style:family="paragraph">
      <style:paragraph-properties fo:text-align="center"/>
      <style:text-properties fo:font-weight="bold" style:font-weight-asian="bold" fo:font-size="2pt" style:font-size-asian="2pt" style:font-size-complex="2pt"/>
    </style:style>
    <style:style style:name="P8" style:parent-style-name="Textoprincipal" style:family="paragraph">
      <style:paragraph-properties fo:text-align="center"/>
    </style:style>
    <style:style style:name="T9" style:parent-style-name="Fonteparág.padrão" style:family="text">
      <style:text-properties style:font-name="Calibri" style:font-name-complex="Calibri" fo:font-weight="bold" style:font-weight-asian="bold" fo:color="#FFFFFF" fo:font-size="8.5pt" style:font-size-asian="8.5pt" style:font-size-complex="8pt" fo:background-color="#008000"/>
    </style:style>
    <style:style style:name="P10" style:parent-style-name="TítuloCapítulos" style:family="paragraph">
      <style:paragraph-properties fo:text-align="start"/>
      <style:text-properties style:font-name="Calibri" style:font-name-complex="Calibri" fo:font-weight="normal" style:font-weight-asian="normal" style:font-weight-complex="normal" fo:color="#009E00" fo:font-size="10pt" style:font-size-asian="10pt" style:font-size-complex="10pt"/>
    </style:style>
    <style:style style:name="P11" style:parent-style-name="Textoprincipal" style:family="paragraph">
      <style:paragraph-properties fo:text-align="center"/>
      <style:text-properties style:font-name="Calibri" style:font-name-complex="Calibri" fo:font-size="10pt" style:font-size-asian="10pt" style:font-size-complex="10pt"/>
    </style:style>
    <style:style style:name="P12" style:parent-style-name="Textoprincipal" style:family="paragraph">
      <style:paragraph-properties fo:text-align="center"/>
      <style:text-properties style:font-name="Calibri" style:font-name-complex="Calibri" fo:font-size="10pt" style:font-size-asian="10pt" style:font-size-complex="10pt"/>
    </style:style>
    <style:style style:name="P13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4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5" style:parent-style-name="Textoprincipal" style:family="paragraph">
      <style:text-properties style:font-name="Calibri" style:font-name-complex="Calibri" fo:font-size="10pt" style:font-size-asian="10pt" style:font-size-complex="10pt" fo:language="en" fo:country="US"/>
    </style:style>
    <style:style style:name="P16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17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19" style:family="table-column">
      <style:table-column-properties style:column-width="0.9416in" style:use-optimal-column-width="false"/>
    </style:style>
    <style:style style:name="TableColumn20" style:family="table-column">
      <style:table-column-properties style:column-width="5.5083in" style:use-optimal-column-width="false"/>
    </style:style>
    <style:style style:name="Table18" style:family="table">
      <style:table-properties style:width="6.45in" fo:margin-left="-0.075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7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2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3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3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3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4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4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42" style:parent-style-name="Internetlink" style:family="text">
      <style:text-properties style:font-name="Calibri" style:font-name-complex="Calibri" fo:font-size="10pt" style:font-size-asian="10pt" style:font-size-complex="10pt"/>
    </style:style>
    <style:style style:name="P43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44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4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4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47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49" style:family="table-column">
      <style:table-column-properties style:column-width="3.1979in" style:use-optimal-column-width="false"/>
    </style:style>
    <style:style style:name="TableColumn50" style:family="table-column">
      <style:table-column-properties style:column-width="3.252in" style:use-optimal-column-width="false"/>
    </style:style>
    <style:style style:name="Table48" style:family="table">
      <style:table-properties style:width="6.45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5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5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1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6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6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6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6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7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7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7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80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81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8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83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85" style:family="table-column">
      <style:table-column-properties style:column-width="2.6201in" style:use-optimal-column-width="false"/>
    </style:style>
    <style:style style:name="TableColumn86" style:family="table-column">
      <style:table-column-properties style:column-width="3.8298in" style:use-optimal-column-width="false"/>
    </style:style>
    <style:style style:name="Table84" style:family="table">
      <style:table-properties style:width="6.45in" fo:margin-left="-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9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0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0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0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0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1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1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18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119" style:parent-style-name="Fonteparág.padrão" style:family="text"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T12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21" style:parent-style-name="Fonteparág.padrão" style:family="text">
      <style:text-properties style:font-name="Calibri" style:font-name-complex="Calibri" fo:font-size="8pt" style:font-size-asian="8pt" style:font-size-complex="8pt"/>
    </style:style>
    <style:style style:name="P122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TableColumn124" style:family="table-column">
      <style:table-column-properties style:column-width="2.8979in" style:use-optimal-column-width="false"/>
    </style:style>
    <style:style style:name="TableColumn125" style:family="table-column">
      <style:table-column-properties style:column-width="3.552in" style:use-optimal-column-width="false"/>
    </style:style>
    <style:style style:name="Table123" style:family="table">
      <style:table-properties style:width="6.45in" fo:margin-left="-0.075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2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3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3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40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14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 fo:background-color="#FFFF00"/>
    </style:style>
    <style:style style:name="P14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43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14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4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46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T147" style:parent-style-name="Fonteparág.padrão" style:family="text">
      <style:text-properties style:font-name="Calibri" style:font-name-complex="Calibri" fo:font-size="10pt" style:font-size-asian="10pt" style:font-size-complex="10pt" fo:background-color="#FFFF00"/>
    </style:style>
    <style:style style:name="P14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4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5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5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5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153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154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155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157" style:family="table-column">
      <style:table-column-properties style:column-width="2.7736in" style:use-optimal-column-width="false"/>
    </style:style>
    <style:style style:name="TableColumn158" style:family="table-column">
      <style:table-column-properties style:column-width="3.6763in" style:use-optimal-column-width="false"/>
    </style:style>
    <style:style style:name="Table156" style:family="table">
      <style:table-properties style:width="6.45in" fo:margin-left="-0.075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6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65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66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17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7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17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17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7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7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7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79" style:parent-style-name="Fonteparág.padrão" style:family="text">
      <style:text-properties style:font-name="Calibri" style:font-name-complex="Calibri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8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8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199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0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2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0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0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0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0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0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0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1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11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1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1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14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15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P216" style:parent-style-name="Textoprincipal" style:family="paragraph">
      <style:text-properties style:font-name="Calibri" style:font-name-complex="Calibri" fo:font-weight="bold" style:font-weight-asian="bold" fo:color="#00B050" fo:font-size="10pt" style:font-size-asian="10pt" style:font-size-complex="10pt" fo:language="en" fo:country="US"/>
    </style:style>
    <style:style style:name="TableColumn218" style:family="table-column">
      <style:table-column-properties style:column-width="2.9152in" style:use-optimal-column-width="false"/>
    </style:style>
    <style:style style:name="TableColumn219" style:family="table-column">
      <style:table-column-properties style:column-width="3.5347in" style:use-optimal-column-width="false"/>
    </style:style>
    <style:style style:name="Table217" style:family="table">
      <style:table-properties style:width="6.45in" fo:margin-left="-0.075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23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26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2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31" style:parent-style-name="Fonteparág.padrão" style:family="text"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P232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weight="bold" style:font-weight-asian="bold" fo:font-size="10pt" style:font-size-asian="10pt" style:font-size-complex="10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235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36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37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38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39" style:parent-style-name="Textoprincipal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complex="Calibri" fo:font-size="10pt" style:font-size-asian="10pt" style:font-size-complex="10pt"/>
    </style:style>
    <style:style style:name="P240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41" style:parent-style-name="Textoprincipal" style:family="paragraph">
      <style:paragraph-properties fo:margin-left="0.0784in">
        <style:tab-stops/>
      </style:paragraph-properties>
      <style:text-properties style:font-name="Calibri" style:font-name-complex="Calibri" fo:font-weight="bold" style:font-weight-asian="bold" fo:color="#00B050" fo:font-size="10pt" style:font-size-asian="10pt" style:font-size-complex="10pt"/>
    </style:style>
    <style:style style:name="P242" style:parent-style-name="Textoprincipal" style:family="paragraph">
      <style:paragraph-properties fo:margin-left="0.0784in">
        <style:tab-stops/>
      </style:paragraph-properties>
    </style:style>
    <style:style style:name="T243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T244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45" style:parent-style-name="Textoprincipal" style:family="paragraph">
      <style:paragraph-properties fo:margin-left="0.0784in">
        <style:tab-stops/>
      </style:paragraph-properties>
      <style:text-properties style:font-name="Calibri" style:font-name-complex="Calibri" fo:font-size="10pt" style:font-size-asian="10pt" style:font-size-complex="10pt"/>
    </style:style>
    <style:style style:name="P246" style:parent-style-name="Textoprincipal" style:family="paragraph">
      <style:paragraph-properties fo:margin-left="0.0784in">
        <style:tab-stops/>
      </style:paragraph-properties>
    </style:style>
    <style:style style:name="T247" style:parent-style-name="Fonteparág.padrão" style:family="text">
      <style:text-properties style:font-name="Calibri" style:font-name-complex="Calibri" fo:font-size="10pt" style:font-size-asian="10pt" style:font-size-complex="10pt"/>
    </style:style>
    <style:style style:name="P248" style:parent-style-name="Textoprincipal" style:family="paragraph">
      <style:text-properties style:font-name="Calibri" style:font-name-complex="Calibri" fo:font-size="10pt" style:font-size-asian="10pt" style:font-size-complex="10pt"/>
    </style:style>
    <style:style style:name="P249" style:parent-style-name="Standard" style:family="paragraph">
      <style:text-properties style:font-name="Calibri" style:font-name-complex="Calibri" fo:font-size="10pt" style:font-size-asian="10pt"/>
    </style:style>
    <style:style style:name="P250" style:parent-style-name="Standard" style:family="paragraph">
      <style:text-properties style:font-name="Trebuchet MS"/>
    </style:style>
    <style:style style:name="P251" style:parent-style-name="Standard" style:family="paragraph">
      <style:text-properties style:font-name="Trebuchet MS"/>
    </style:style>
    <style:style style:name="P252" style:parent-style-name="Standard" style:family="paragraph">
      <style:text-properties style:font-name="Trebuchet MS"/>
    </style:style>
    <style:style style:name="P253" style:parent-style-name="Standard" style:family="paragraph">
      <style:text-properties style:font-name="Trebuchet MS"/>
    </style:style>
    <style:style style:name="P254" style:parent-style-name="Standard" style:family="paragraph">
      <style:text-properties style:font-name="Trebuchet MS"/>
    </style:style>
    <style:style style:name="P255" style:parent-style-name="Standard" style:family="paragraph">
      <style:text-properties style:font-name="Trebuchet MS"/>
    </style:style>
  </office:automatic-styles>
  <office:body>
    <office:text text:use-soft-page-breaks="true">
      <text:p text:style-name="P1"><text:span text:style-name="T6">CONSELHO REGIONAL DE ENFERMAGEM DE SANTA CATARINA</text:span></text:p>
      <text:p text:style-name="P7"/>
      <text:p text:style-name="P8"><text:span text:style-name="T9">Autarquia Federal criada pela Lei Nº 5.905/73</text:span></text:p>
      <text:p text:style-name="P10"/>
      <text:p text:style-name="P11">Cerimonial de Posse da Comissão de Ética de Enfermagem (CEE)</text:p>
      <text:p text:style-name="P12"/>
      <text:p text:style-name="P13">Data: 06/12/2022. <text:s text:c="2"/>Horário: 11:00h</text:p>
      <text:p text:style-name="P14">Local: Hospital e Maternidade Santa<text:s/>Luiza</text:p>
      <text:p text:style-name="P15"/>
      <text:p text:style-name="P16">I. ABERTURA</text:p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Quem fala</text:p>
            <text:p text:style-name="P24"/>
          </table:table-cell>
          <table:table-cell table:style-name="TableCell25">
            <text:p text:style-name="P26"><text:span text:style-name="T27">Texto a ser lido</text:span></text:p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Mestre de Cerimônia</text:span></text:p>
            <text:p text:style-name="P33"/>
          </table:table-cell>
          <table:table-cell table:style-name="TableCell34">
            <text:p text:style-name="P35"><text:span text:style-name="T36">Senhores e Senhoras, bom dia. É com grande satisfação que o Conselho Regional de Enfermagem de Santa Catarina dá início à cerimônia de posse da Comissão de Ética de Enfermagem do<text:s/></text:span><text:span text:style-name="T37">Hospital e Maternidade Santa Luiza.</text:span></text:p>
            <text:p text:style-name="P38"><text:span text:style-name="T39">A Comissão de Ética é um órgão representativo do Coren/SC nas questões éticas dos profissionais de Enfermagem, que tem como finalidade a orientação, a conscientização, o assessoramento, a emissão de pareceres e a compila</text:span><text:span text:style-name="T40">ção de fatos relacionados ao exercício ético-profissional da categoria na instituição. Agradecendo a presença de todos, convidamos para assistir ao Vídeo Institucional do Coren/SC.</text:span></text:p>
            <text:p text:style-name="P41"><text:a xlink:href="https://drive.google.com/file/d/1fFIdWAh5qZcM0o_eGkm2I6hmGNxYN6Qv/view?usp=sharing" office:target-frame-name="_top" xlink:show="replace"><text:span text:style-name="T42">https://drive.google.com/file/d/1fFIdWAh5qZcM0o_eGkm2I6hmGNxYN6Qv/view?usp=sharing</text:span></text:a></text:p>
          </table:table-cell>
        </table:table-row>
      </table:table>
      <text:p text:style-name="P43"/>
      <text:p text:style-name="Textoprincipal"><text:span text:style-name="T44">II. COMPOSIÇÃO DA MESA</text:span><text:span text:style-name="T45"><text:s/>(Verificar as autoridades que vão compor a mesa para poder nomeá-las e destas quais que</text:span><text:span text:style-name="T46">rem se pronunciar.)</text:span></text:p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Quem fala</text:p>
            <text:p text:style-name="P54"/>
          </table:table-cell>
          <table:table-cell table:style-name="TableCell55">
            <text:p text:style-name="P56">Texto a ser lido</text:p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Mestre de Cerimônia</text:span></text:p>
            <text:p text:style-name="P62"/>
          </table:table-cell>
          <table:table-cell table:style-name="TableCell63">
            <text:p text:style-name="P64">Convidamos para compor a mesa as seguintes autoridades:</text:p>
            <text:p text:style-name="P65"><text:span text:style-name="T66">- Conselheiro do Coren/SC – Técnico de Enfermagem. Sr. Henrique Manoel Alves <text:s/></text:span></text:p>
            <text:p text:style-name="P67">- Membro da Comissão de Ética do Coren/SC –<text:s/>Técnica de Enfermagem. Sra. Katiuscia Silva Barcia<text:s/></text:p>
            <text:p text:style-name="P68"><text:span text:style-name="T69">- Membro da Comissão de Ética do Coren/SC- Enfermeiro, Mestre. Sr. Clóvis Fernando Darolt</text:span></text:p>
            <text:p text:style-name="P70"><text:span text:style-name="T71">- Secretário(a) Municipal de Saúde – ou representante Sr.(a) (titulação e nome) <text:s text:c="2"/></text:span></text:p>
            <text:p text:style-name="P72">- Diretor(a) da Instituição – ou representante Sr.(a) (titulação e nome) <text:s text:c="2"/></text:p>
            <text:soft-page-break/>
            <text:p text:style-name="P73"><text:span text:style-name="T74">- Diretor/Gerente de Enfermagem ou equivalente do(a) (instituição) Sr. Mario Silva</text:span></text:p>
            <text:p text:style-name="P75"><text:span text:style-name="T76">- Representante da Comissão de Ética de Enfermagem da instituição que será empossada.</text:span></text:p>
            <text:p text:style-name="P77"><text:span text:style-name="T78">- Outras autoridades que a equipe de Enfer</text:span><text:span text:style-name="T79">magem julgar importante – convidar.</text:span></text:p>
          </table:table-cell>
        </table:table-row>
      </table:table>
      <text:p text:style-name="P80"/>
      <text:p text:style-name="Textoprincipal"><text:span text:style-name="T81">III. REGISTRO DE PRESENÇA</text:span><text:span text:style-name="T82"><text:s/>(Listar outras autoridades presentes, diferentes daquelas que estão compondo a mesa.)</text:span></text:p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Quem fala</text:p>
            <text:p text:style-name="P90"/>
          </table:table-cell>
          <table:table-cell table:style-name="TableCell91">
            <text:p text:style-name="P92">Texto a ser lido</text:p>
            <text:p text:style-name="P93"/>
          </table:table-cell>
        </table:table-row>
        <table:table-row table:style-name="TableRow94">
          <table:table-cell table:style-name="TableCell95">
            <text:p text:style-name="P96">Mestre de Cerimônia</text:p>
            <text:p text:style-name="P97"/>
          </table:table-cell>
          <table:table-cell table:style-name="TableCell98">
            <text:p text:style-name="P99"><text:span text:style-name="T100">Registramos a presença das seguintes<text:s/></text:span><text:span text:style-name="T101">autoridades:</text:span></text:p>
            <text:p text:style-name="P102"><text:span text:style-name="T103">Cargo: Diretor</text:span></text:p>
            <text:p text:style-name="P104"><text:span text:style-name="T105">Nome: Mario Silva</text:span></text:p>
            <text:p text:style-name="P106"><text:span text:style-name="T107">Cargo: Coordenadora Qualidade e Controle de Infecção</text:span></text:p>
            <text:p text:style-name="P108">Nome: Sr.(a) Suzini Leticia Werner</text:p>
            <text:p text:style-name="P109"><text:span text:style-name="T110">Cargo: Enfermeira da Qualidade e Controle de Infecção</text:span></text:p>
            <text:p text:style-name="P111"><text:span text:style-name="T112">Nome: Sr.(a) Melissa Pozza</text:span></text:p>
            <text:p text:style-name="P113"><text:span text:style-name="T114">Cargo: Coordenador do Centro<text:s/></text:span><text:span text:style-name="T115">Cirúrgico</text:span></text:p>
            <text:p text:style-name="P116"><text:span text:style-name="T117">Nome: Sr Francisco Balbino de Andrade Junior</text:span></text:p>
          </table:table-cell>
        </table:table-row>
      </table:table>
      <text:p text:style-name="P118"/>
      <text:p text:style-name="Textoprincipal"><text:span text:style-name="T119">IV. PRONUNCIAMENTOS</text:span><text:span text:style-name="T120"><text:s/>(</text:span><text:span text:style-name="T121">Após a verificação de quais autoridades farão uso da palavra, o Mestre de Cerimônias as chama ao microfone para considerações. O ideal é que a fala das autoridades seja breve.)</text:span></text:p>
      <text:p text:style-name="P122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Quem fala</text:p>
            <text:p text:style-name="P129"/>
          </table:table-cell>
          <table:table-cell table:style-name="TableCell130">
            <text:p text:style-name="P131">Texto a ser lido</text:p>
            <text:p text:style-name="P132"/>
          </table:table-cell>
        </table:table-row>
        <table:table-row table:style-name="TableRow133">
          <table:table-cell table:style-name="TableCell134">
            <text:p text:style-name="P135">Mestre de Cerimônia</text:p>
            <text:p text:style-name="P136"/>
          </table:table-cell>
          <table:table-cell table:style-name="TableCell137">
            <text:p text:style-name="P138"><text:span text:style-name="T139">-<text:s/></text:span><text:span text:style-name="T140">Convidamos o(a) Diretor/Gerente de Enfermagem ou equivalente para fazer uso da palavra;</text:span></text:p>
            <text:p text:style-name="P141">- Com a palavra o(a) Diretor(a) da Instituição;</text:p>
            <text:p text:style-name="P142"><text:span text:style-name="T143">- Convidamos o(a) Secretário(a) Municipal de Saúde</text:span><text:span text:style-name="T144">;</text:span></text:p>
            <text:p text:style-name="P145"><text:span text:style-name="T146">- Para fazer us</text:span><text:span text:style-name="T147">o da palavra, convidamos o(a) Diretor(a) de Enfermagem para apresentar um breve histórico da Comissão de Ética na instituição, e os atuais eleitos;</text:span></text:p>
            <text:p text:style-name="P148">- Com a palavra o Representante da Comissão de Ética do Coren/SC- Sr. Clóvis Fernando Darolt</text:p>
            <text:p text:style-name="P149">- Com a palavra a Representante da Comissão de Ética do Coren/SC- Sra. Katiuscia Silva Barcia.</text:p>
            <text:p text:style-name="P150"><text:span text:style-name="T151">- Convidamos o Conselheiro do Coren/SC- Sr. Henrique Manoel Alves para fazer uso da palavra.</text:span></text:p>
            <text:p text:style-name="P152"/>
          </table:table-cell>
        </table:table-row>
      </table:table>
      <text:p text:style-name="P153"/>
      <text:soft-page-break/>
      <text:p text:style-name="P154">VII. POSSE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Quem fala</text:p>
            <text:p text:style-name="P162"/>
          </table:table-cell>
          <table:table-cell table:style-name="TableCell163">
            <text:p text:style-name="P164"><text:span text:style-name="T165">Texto a ser lido</text:span></text:p>
            <text:p text:style-name="P166"/>
          </table:table-cell>
        </table:table-row>
        <table:table-row table:style-name="TableRow167">
          <table:table-cell table:style-name="TableCell168">
            <text:p text:style-name="P169">Mestre de Cerimônia</text:p>
            <text:p text:style-name="P170"/>
          </table:table-cell>
          <table:table-cell table:style-name="TableCell171">
            <text:p text:style-name="P172"><text:span text:style-name="T173">Neste momento vamos proceder à posse da Comissão de Ética de Enfermagem do Hospital e Maternidade Santa Luiza do Município de Balneário Camboriú.</text:span></text:p>
            <text:p text:style-name="P174"><text:span text:style-name="T175">Embasam o presente ato a Lei nº 7.498, de 25 de junho de<text:s/></text:span><text:span text:style-name="T176">1986 e o Decreto nº 94.406, de 8 de junho de 1987, que regulamentam o exercício da Enfermagem no país; a Resolução Cofen nº 564/2017, que aprova o Código de Ética dos Profissionais de Enfermagem; a Resolução Cofen nº 370/2010, que aprova o Código de Proces</text:span><text:span text:style-name="T177">so Ético Disciplinar dos Conselhos de Enfermagem; a Resolução Cofen nº 593/2018, que normatiza a criação e funcionamento das Comissões de Ética de Enfermagem-CEE nas instituições com serviço de Enfermagem; Decisão Coren-SC nº 073/2021, homologada pela Deci</text:span><text:span text:style-name="T178">são Cofen n</text:span><text:span text:style-name="T179">o</text:span><text:span text:style-name="T180"><text:s/>008/2022, que aprovou o Regimento Interno do Coren-SC; <text:s/>decisão Coren-SC nº 055, de 28/10/2021, que atualizou o Regimento Interno da Comissão de Ética do Coren-SC (CEC-SC); e, a Portaria Coren-SC nº<text:s/></text:span><text:span text:style-name="T181">638</text:span><text:span text:style-name="T182">/202</text:span><text:span text:style-name="T183">2</text:span><text:span text:style-name="T184">, de</text:span><text:span text:style-name="T185"><text:s/>01</text:span><text:span text:style-name="T186"><text:s/>de<text:s/></text:span><text:span text:style-name="T187">dezembro</text:span><text:span text:style-name="T188"><text:s/>de 202</text:span><text:span text:style-name="T189">2</text:span><text:span text:style-name="T190">, que design</text:span><text:span text:style-name="T191">a os membros da Comissão de Ética de Enfermagem do Hospital e Maternidade Santa Luiza de Balneário Camboriú, com mandato de<text:s/></text:span><text:span text:style-name="T192">06</text:span><text:span text:style-name="T193">/</text:span><text:span text:style-name="T194">12</text:span><text:span text:style-name="T195">/202</text:span><text:span text:style-name="T196">2<text:s/></text:span><text:span text:style-name="T197">a<text:s/></text:span><text:span text:style-name="T198">05</text:span><text:span text:style-name="T199">/</text:span><text:span text:style-name="T200">12</text:span><text:span text:style-name="T201">/202</text:span><text:span text:style-name="T202">5</text:span><text:span text:style-name="T203">.</text:span></text:p>
            <text:p text:style-name="P204"/>
            <text:p text:style-name="P205"><text:span text:style-name="T206">Convidamos o Representante da Comissão de Ética do Coren/SC, Sr. Clóvis Fernando Darolt para empossar os n</text:span><text:span text:style-name="T207">ovos membros da Comissão de Ética do(a) Hospital e Maternidade Santa Luiza.</text:span></text:p>
            <text:p text:style-name="P208"/>
            <text:p text:style-name="P209"/>
            <text:p text:style-name="P210"><text:span text:style-name="T211">Convidamos o representante da Comissão de Ética empossada para pronunciamento.</text:span></text:p>
            <text:p text:style-name="P212"/>
            <text:p text:style-name="P213"/>
          </table:table-cell>
        </table:table-row>
      </table:table>
      <text:p text:style-name="P214"/>
      <text:p text:style-name="P215">VIII. ENCERRAMENTO</text:p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Quem fala</text:p>
            <text:p text:style-name="P223"/>
          </table:table-cell>
          <table:table-cell table:style-name="TableCell224">
            <text:p text:style-name="P225"><text:span text:style-name="T226">Texto a ser lido</text:span></text:p>
            <text:p text:style-name="P227"/>
          </table:table-cell>
        </table:table-row>
        <text:soft-page-break/>
        <table:table-row table:style-name="TableRow228">
          <table:table-cell table:style-name="TableCell229">
            <text:p text:style-name="P230"><text:span text:style-name="T231">Mestre de Cerimônia</text:span></text:p>
            <text:p text:style-name="P232"/>
          </table:table-cell>
          <table:table-cell table:style-name="TableCell233">
            <text:p text:style-name="P234"><text:span text:style-name="T235">Declaramos<text:s/></text:span><text:span text:style-name="T236">encerrada a cerimônia de posse. Informamos que os membros da comissão empossada devem permanecer no local para reunião de instruções com a Comissão de Ética do Coren/SC.</text:span></text:p>
            <text:p text:style-name="P237"/>
            <text:p text:style-name="P238"/>
            <text:p text:style-name="P239"/>
          </table:table-cell>
        </table:table-row>
      </table:table>
      <text:p text:style-name="P240"/>
      <text:p text:style-name="P241">INSTRUÇÕES GERAIS</text:p>
      <text:p text:style-name="P242"><text:span text:style-name="T243">- Verificar previamente se haverá coquetel após a<text:s/></text:span><text:span text:style-name="T244">cerimônia e convidar os presentes para tal;</text:span></text:p>
      <text:p text:style-name="P245">- Atenção aos nomes dos convidados. Sempre conferir com a pessoa a pronúncia correta;</text:p>
      <text:p text:style-name="P246"><text:span text:style-name="T247">- Testar previamente o equipamento eletrônico utilizado.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yriad Pro Light SemiCond" svg:font-family="Myriad Pro Light SemiCond" style:font-family-generic="swiss" style:font-pitch="variable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HeaderandFooter">
      <style:text-properties fo:hyphenate="false"/>
    </style:style>
    <style:style style:name="Rodapé" style:display-name="Rodapé" style:family="paragraph" style:parent-style-name="HeaderandFooter">
      <style:paragraph-properties>
        <style:tab-stops>
          <style:tab-stop style:type="center" style:position="3.384in"/>
          <style:tab-stop style:type="right" style:position="6.768in"/>
        </style:tab-stops>
      </style:paragraph-properties>
      <style:text-properties fo:hyphenate="false"/>
    </style:style>
    <style:style style:name="Textoprincipal" style:display-name="Texto principal" style:family="paragraph" style:parent-style-name="Standard">
      <style:paragraph-properties style:text-autospace="none" fo:text-align="justify" style:vertical-align="middle" style:line-height-at-least="0.1944in"/>
      <style:text-properties style:font-name="Myriad Pro Light SemiCond" style:font-name-asian="Calibri" style:font-name-complex="Myriad Pro Light SemiCond" fo:color="#000000" fo:hyphenate="false"/>
    </style:style>
    <style:style style:name="TítuloCapítulos" style:display-name="Título Capítulos" style:family="paragraph" style:parent-style-name="Textoprincipal">
      <style:paragraph-properties style:line-height-at-least="0.25in"/>
      <style:text-properties fo:font-weight="bold" style:font-weight-asian="bold" style:font-weight-complex="bold" fo:color="#00BA00" fo:font-size="16pt" style:font-size-asian="16pt" style:font-size-complex="16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emibold" style:display-name="Semibold" style:family="text">
      <style:text-properties style:font-name="Myriad Pro Light SemiCond" style:font-name-asian="Myriad Pro Light SemiCond" style:font-name-complex="Myriad Pro Light SemiCond" fo:font-size="11pt" style:font-size-asian="11pt" style:font-size-complex="11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4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39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Trebuchet MS" fo:font-weight="bold" style:font-weight-asian="bold" style:font-weight-complex="bold" fo:color="#3465A4" fo:font-size="8.5pt" style:font-size-asian="8.5pt" style:font-size-complex="8.5pt"/>
    </style:style>
    <style:style style:name="T4" style:parent-style-name="Fonteparág.padrão" style:family="text">
      <style:text-properties style:font-name="Trebuchet MS" fo:font-weight="bold" style:font-weight-asian="bold" style:font-weight-complex="bold" fo:color="#3465A4" fo:font-size="8.5pt" style:font-size-asian="8.5pt" style:font-size-complex="8.5pt"/>
    </style:style>
    <style:style style:name="P5" style:parent-style-name="Rodapé" style:family="paragraph">
      <style:paragraph-properties fo:text-align="end"/>
      <style:text-properties style:font-name="Trebuchet MS" fo:font-weight="bold" style:font-weight-asian="bold" style:font-weight-complex="bold" fo:color="#2A6099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Figura1" text:anchor-type="paragraph" svg:x="0in" svg:y="0in" svg:width="6.69291in" svg:height="0.75157in" style:rel-width="scale" style:rel-height="scale"><draw:image xlink:href="media/image1.png" xlink:type="simple" xlink:show="embed" xlink:actuate="onLoad"/><svg:title/><svg:desc/></draw:frame></text:span><text:span text:style-name="T4"><draw:frame draw:z-index="251660288" draw:style-name="a1" draw:name="Figura2" text:anchor-type="paragraph" svg:x="-0.7874in" svg:y="9.03464in" svg:width="8.26732in" svg:height="1.53622in" style:rel-width="scale" style:rel-height="scale"><draw:image xlink:href="media/image2.png" xlink:type="simple" xlink:show="embed" xlink:actuate="onLoad"/><svg:title/><svg:desc/></draw:frame></text:span></text:p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lovis Fernando Darolt</meta:initial-creator>
    <dc:creator>Clovis Fernando Darolt</dc:creator>
    <meta:creation-date>2022-12-05T10:43:00Z</meta:creation-date>
    <dc:date>2022-12-05T17:24:00Z</dc:date>
    <meta:template xlink:href="Normal" xlink:type="simple"/>
    <meta:editing-cycles>3</meta:editing-cycles>
    <meta:editing-duration>PT8040S</meta:editing-duration>
    <meta:document-statistic meta:page-count="4" meta:paragraph-count="10" meta:word-count="840" meta:character-count="5370" meta:row-count="37" meta:non-whitespace-character-count="4540"/>
  </office:meta>
</office:document-meta>
</file>